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8c21" officeooo:paragraph-rsid="001c8c21"/>
    </style:style>
    <style:style style:name="P2" style:family="paragraph" style:parent-style-name="Standard" style:list-style-name="L9">
      <style:text-properties officeooo:rsid="001c8c21" officeooo:paragraph-rsid="001c8c21"/>
    </style:style>
    <style:style style:name="P3" style:family="paragraph" style:parent-style-name="Standard" style:list-style-name="L10">
      <style:text-properties officeooo:rsid="001c8c21" officeooo:paragraph-rsid="001c8c21"/>
    </style:style>
    <style:style style:name="P4" style:family="paragraph" style:parent-style-name="Standard">
      <style:text-properties officeooo:rsid="001dcd26" officeooo:paragraph-rsid="001dcd26"/>
    </style:style>
    <style:style style:name="P5" style:family="paragraph" style:parent-style-name="Standard" style:list-style-name="L1">
      <style:text-properties officeooo:rsid="001dcd26" officeooo:paragraph-rsid="001dcd26"/>
    </style:style>
    <style:style style:name="P6" style:family="paragraph" style:parent-style-name="Standard" style:list-style-name="L3">
      <style:text-properties officeooo:rsid="001dcd26" officeooo:paragraph-rsid="001dcd26"/>
    </style:style>
    <style:style style:name="P7" style:family="paragraph" style:parent-style-name="Standard" style:list-style-name="L4">
      <style:text-properties officeooo:rsid="001dcd26" officeooo:paragraph-rsid="001dcd26"/>
    </style:style>
    <style:style style:name="P8" style:family="paragraph" style:parent-style-name="Standard" style:list-style-name="L9">
      <style:text-properties officeooo:rsid="001dcd26" officeooo:paragraph-rsid="001dcd26"/>
    </style:style>
    <style:style style:name="P9" style:family="paragraph" style:parent-style-name="Standard" style:list-style-name="L3">
      <style:text-properties officeooo:paragraph-rsid="001dcd26"/>
    </style:style>
    <style:style style:name="P10" style:family="paragraph" style:parent-style-name="Standard" style:list-style-name="L3">
      <style:text-properties officeooo:rsid="001e3ef1" officeooo:paragraph-rsid="001e3ef1"/>
    </style:style>
    <style:style style:name="P11" style:family="paragraph" style:parent-style-name="Standard">
      <style:text-properties officeooo:rsid="001e3ef1" officeooo:paragraph-rsid="001e3ef1"/>
    </style:style>
    <style:style style:name="P12" style:family="paragraph" style:parent-style-name="Standard" style:list-style-name="L9">
      <style:text-properties officeooo:rsid="001e3ef1" officeooo:paragraph-rsid="001e3ef1"/>
    </style:style>
    <style:style style:name="P13" style:family="paragraph" style:parent-style-name="Standard" style:list-style-name="L9">
      <style:text-properties officeooo:rsid="0021a3d1" officeooo:paragraph-rsid="0021a3d1"/>
    </style:style>
    <style:style style:name="P14" style:family="paragraph" style:parent-style-name="Standard">
      <style:text-properties officeooo:rsid="00239ddf" officeooo:paragraph-rsid="00239ddf"/>
    </style:style>
    <style:style style:name="P15" style:family="paragraph" style:parent-style-name="Standard" style:list-style-name="L11">
      <style:text-properties officeooo:paragraph-rsid="001c8c21"/>
    </style:style>
    <style:style style:name="P16" style:family="paragraph" style:parent-style-name="Text_20_body">
      <style:text-properties officeooo:rsid="001dcd26" officeooo:paragraph-rsid="001dcd26"/>
    </style:style>
    <style:style style:name="P17" style:family="paragraph" style:parent-style-name="Text_20_body" style:list-style-name="L5">
      <style:text-properties officeooo:rsid="001e3ef1" officeooo:paragraph-rsid="001e3ef1"/>
    </style:style>
    <style:style style:name="P18" style:family="paragraph" style:parent-style-name="Text_20_body">
      <style:text-properties officeooo:rsid="001fafbc" officeooo:paragraph-rsid="001fafbc"/>
    </style:style>
    <style:style style:name="P19" style:family="paragraph" style:parent-style-name="Text_20_body" style:list-style-name="L5">
      <style:text-properties officeooo:rsid="001fafbc" officeooo:paragraph-rsid="001fafbc"/>
    </style:style>
    <style:style style:name="P20" style:family="paragraph" style:parent-style-name="Text_20_body" style:list-style-name="L6">
      <style:text-properties officeooo:rsid="001fafbc" officeooo:paragraph-rsid="001fafbc"/>
    </style:style>
    <style:style style:name="P21" style:family="paragraph" style:parent-style-name="Text_20_body">
      <style:text-properties officeooo:rsid="0020fff6" officeooo:paragraph-rsid="0020fff6"/>
    </style:style>
    <style:style style:name="P22" style:family="paragraph" style:parent-style-name="Text_20_body" style:list-style-name="L7">
      <style:text-properties officeooo:rsid="0020fff6" officeooo:paragraph-rsid="0020fff6"/>
    </style:style>
    <style:style style:name="P23" style:family="paragraph" style:parent-style-name="Text_20_body" style:list-style-name="L6">
      <style:text-properties officeooo:rsid="0020fff6" officeooo:paragraph-rsid="0020fff6"/>
    </style:style>
    <style:style style:name="P24" style:family="paragraph" style:parent-style-name="Text_20_body">
      <style:text-properties officeooo:rsid="0021a3d1" officeooo:paragraph-rsid="0021a3d1"/>
    </style:style>
    <style:style style:name="P25" style:family="paragraph" style:parent-style-name="Text_20_body">
      <style:text-properties officeooo:rsid="00239ddf" officeooo:paragraph-rsid="00239ddf"/>
    </style:style>
    <style:style style:name="P26" style:family="paragraph" style:parent-style-name="Text_20_body" style:list-style-name="L8">
      <style:text-properties officeooo:rsid="00239ddf" officeooo:paragraph-rsid="00239ddf"/>
    </style:style>
    <style:style style:name="P27" style:family="paragraph" style:parent-style-name="Text_20_body">
      <style:text-properties officeooo:rsid="0023eaaa" officeooo:paragraph-rsid="0023eaaa"/>
    </style:style>
    <style:style style:name="P28" style:family="paragraph" style:parent-style-name="Text_20_body">
      <style:text-properties officeooo:rsid="00258b68" officeooo:paragraph-rsid="00258b68"/>
    </style:style>
    <style:style style:name="P29" style:family="paragraph" style:parent-style-name="Text_20_body">
      <style:text-properties officeooo:rsid="0026fefa" officeooo:paragraph-rsid="0026fefa"/>
    </style:style>
    <style:style style:name="P30" style:family="paragraph" style:parent-style-name="Heading_20_1">
      <style:text-properties officeooo:rsid="00258b68" officeooo:paragraph-rsid="00258b68"/>
    </style:style>
    <style:style style:name="P31" style:family="paragraph" style:parent-style-name="Heading_20_2">
      <style:text-properties officeooo:rsid="0020fff6" officeooo:paragraph-rsid="0020fff6"/>
    </style:style>
    <style:style style:name="T1" style:family="text">
      <style:text-properties officeooo:rsid="001c8c21"/>
    </style:style>
    <style:style style:name="T2" style:family="text">
      <style:text-properties officeooo:rsid="001dcd26"/>
    </style:style>
    <style:style style:name="T3" style:family="text">
      <style:text-properties officeooo:rsid="001e3ef1"/>
    </style:style>
    <style:style style:name="T4" style:family="text">
      <style:text-properties officeooo:rsid="001fafbc"/>
    </style:style>
    <style:style style:name="T5" style:family="text">
      <style:text-properties officeooo:rsid="0020fff6"/>
    </style:style>
    <style:style style:name="T6" style:family="text">
      <style:text-properties officeooo:rsid="0021a3d1"/>
    </style:style>
    <style:style style:name="T7" style:family="text">
      <style:text-properties officeooo:rsid="0021bf08"/>
    </style:style>
    <style:style style:name="T8" style:family="text">
      <style:text-properties officeooo:rsid="0021e14f"/>
    </style:style>
    <style:style style:name="T9" style:family="text">
      <style:text-properties officeooo:rsid="00239ddf"/>
    </style:style>
    <style:style style:name="T10" style:family="text">
      <style:text-properties officeooo:rsid="0023eaaa"/>
    </style:style>
    <style:style style:name="T11" style:family="text">
      <style:text-properties fo:font-weight="bold" style:font-weight-asian="bold" style:font-weight-complex="bold"/>
    </style:style>
    <style:style style:name="T12" style:family="text">
      <style:text-properties fo:font-weight="bold" officeooo:rsid="0027fee5" style:font-weight-asian="bold" style:font-weight-complex="bold"/>
    </style:style>
    <style:style style:name="T13" style:family="text">
      <style:text-properties officeooo:rsid="0026fefa"/>
    </style:style>
    <style:style style:name="T14" style:family="text">
      <style:text-properties officeooo:rsid="0027fee5"/>
    </style:style>
    <style:style style:name="T15" style:family="text">
      <style:text-properties officeooo:rsid="00281366"/>
    </style:style>
    <style:style style:name="T16" style:family="text">
      <style:text-properties officeooo:rsid="002a07f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0" text:outline-level="1">Ground Rules</text:h>
      <text:p text:style-name="P28"><text:span text:style-name="T12">This is not a formal class. </text:span>Don’t let me hold you back. If you have enough speed to lift off the runway, then surge ahead! You can be working on your own exercism or hackerrank challenges, or solving problems for your day job. If you’re still coming up to speed, then we’re here to help.</text:p>
      <text:p text:style-name="P28"><text:span text:style-name="T11">It’s not a race or a competition. </text:span>I’m here to help learn, and I’m learning myself. Don’t hesitate to coach your <text:span text:style-name="T14">friend</text:span> or get help from your <text:span text:style-name="T14">neighbor</text:span>. Everyone comes to this class from a different starting point, and has unique needs, goals, <text:span text:style-name="T14">talents and skills</text:span>.</text:p>
      <text:p text:style-name="P28"><text:span text:style-name="T11">Cheating does not exist</text:span>. Google anything you need, any time. Borrow, copy, and steal anything you want (<text:span text:style-name="T14">anything </text:span>open source, of course). After decades of full-time professional development, I still look up stuff all the time, every day – sometimes even basic stuff. <text:span text:style-name="T11">No one</text:span> can remember all the details.</text:p>
      <text:p text:style-name="P29"><text:span text:style-name="T12">Ask questions. </text:span>We’re learning a <text:span text:style-name="T14">huge </text:span>bunch of stuff <text:span text:style-name="T14">all</text:span> at once: Python, the PyCharm IDE, <text:span text:style-name="T14">an ocean of libraries, and</text:span> ways to look at and solve problems that may be new to you. So ask all the questions you need, but also be aware you’re participating in a large and varied class.</text:p>
      <text:h text:style-name="Heading_20_1" text:outline-level="1">Intro</text:h>
      <text:p text:style-name="P1">Large range of jobs in class, <text:span text:style-name="T9">with different degrees of technical experience.</text:span></text:p>
      <text:list xml:id="list1081162991" text:style-name="L4">
        <text:list-item>
          <text:p text:style-name="P7">Administrative</text:p>
        </text:list-item>
        <text:list-item>
          <text:p text:style-name="P7">Managerial</text:p>
        </text:list-item>
        <text:list-item>
          <text:p text:style-name="P7">Creative</text:p>
        </text:list-item>
      </text:list>
      <text:p text:style-name="P4"/>
      <text:p text:style-name="P4">What do all these jobs – and all jobs – have in common?</text:p>
      <text:list xml:id="list2601637910" text:style-name="L1">
        <text:list-item>
          <text:p text:style-name="P5">Problems to solve</text:p>
        </text:list-item>
        <text:list-item>
          <text:p text:style-name="P5">Lots of data</text:p>
        </text:list-item>
        <text:list-item>
          <text:p text:style-name="P5">Can be improved</text:p>
        </text:list-item>
      </text:list>
      <text:p text:style-name="P4"/>
      <text:p text:style-name="P4"><text:span text:style-name="T3">Other than writing it, what are</text:span> ways people’s jobs might have them interact with code, <text:span text:style-name="T9">and so benefit from a little more knowledge?</text:span></text:p>
      <text:list xml:id="list1654536936" text:style-name="L3">
        <text:list-item>
          <text:p text:style-name="P9"><text:span text:style-name="T2">Reviewing</text:span></text:p>
        </text:list-item>
        <text:list-item>
          <text:p text:style-name="P6">Troubleshooting</text:p>
        </text:list-item>
        <text:list-item>
          <text:p text:style-name="P6">Consuming the output</text:p>
        </text:list-item>
        <text:list-item>
          <text:p text:style-name="P6">Creating requirements</text:p>
        </text:list-item>
        <text:list-item>
          <text:p text:style-name="P10">Testing</text:p>
        </text:list-item>
      </text:list>
      <text:p text:style-name="P11"/>
      <text:p text:style-name="P14">Important things to remember:</text:p>
      <text:list xml:id="list678354230" text:style-name="L9">
        <text:list-item>
          <text:p text:style-name="P12">A little dabbling in code can help understand better why things work the way they do.</text:p>
        </text:list-item>
        <text:list-item>
          <text:p text:style-name="P13">A script <text:span text:style-name="T14">you write </text:span>doesn’t have to be useful to anyone else, or solve any other problem <text:span text:style-name="T9">than the one bothering you right now.</text:span></text:p>
        </text:list-item>
        <text:list-item>
          <text:p text:style-name="P8">Even having just a couple of little programming tricks <text:span text:style-name="T16">in your toolbox </text:span>can be <text:span text:style-name="T6">extremely </text:span>useful.</text:p>
        </text:list-item>
        <text:list-item>
          <text:p text:style-name="P2">A program doesn’t have to be big or fancy – it’s just something to do a job that computers are better at than humans. <text:span text:style-name="T14">For example:</text:span></text:p>
        </text:list-item>
      </text:list>
      <text:p text:style-name="P1"/>
      <text:list xml:id="list1043665934" text:style-name="L10">
        <text:list-item>
          <text:list>
            <text:list-item>
              <text:p text:style-name="P3">finding things <text:span text:style-name="T16">in the middle of</text:span> lots of data</text:p>
            </text:list-item>
            <text:list-item>
              <text:p text:style-name="P3"><text:soft-page-break/>doing the same thing repeatedly</text:p>
            </text:list-item>
            <text:list-item>
              <text:p text:style-name="P3">putting together things from different places</text:p>
            </text:list-item>
          </text:list>
        </text:list-item>
      </text:list>
      <text:p text:style-name="P1"/>
      <text:list xml:id="list1451393357" text:style-name="L11">
        <text:list-item>
          <text:p text:style-name="P15"><text:span text:style-name="T1">Problem decomposition is its own discipline and is useful with or without programming. But it’s much more powerful with technology tools.</text:span></text:p>
        </text:list-item>
      </text:list>
      <text:p text:style-name="P1"/>
      <text:h text:style-name="Heading_20_1" text:outline-level="1">Goals</text:h>
      <text:p text:style-name="P16">Give people an extra tool in their problem solving toolbox.</text:p>
      <text:p text:style-name="P16"><text:span text:style-name="T6">P</text:span>ractical steps for getting set up.</text:p>
      <text:p text:style-name="P16"><text:tab/><text:span text:style-name="T3">Set up the PyCharm IDE</text:span></text:p>
      <text:p text:style-name="P16"><text:tab/><text:span text:style-name="T3">Create a work area for projects</text:span></text:p>
      <text:p text:style-name="P16"><text:tab/><text:span text:style-name="T3">Create a new project</text:span></text:p>
      <text:p text:style-name="P16"><text:tab/><text:span text:style-name="T3">Create a new python script</text:span></text:p>
      <text:p text:style-name="P16"><text:tab/><text:span text:style-name="T3">Run the script</text:span></text:p>
      <text:p text:style-name="P24">Expose people to useful things and give the opportunity to practice. Programming is learned by doing!</text:p>
      <text:p text:style-name="P25">Provide a balance of what, why, and how:</text:p>
      <text:list xml:id="list2941029987" text:style-name="L8">
        <text:list-item>
          <text:p text:style-name="P26">What – basic concepts that apply to all programming, regardless of language</text:p>
        </text:list-item>
        <text:list-item>
          <text:p text:style-name="P26">Why – why we do things in particular ways, work with computer’s strengths and understand its weaknesses</text:p>
        </text:list-item>
        <text:list-item>
          <text:p text:style-name="P26">How – how Python does it</text:p>
        </text:list-item>
      </text:list>
      <text:h text:style-name="Heading_20_1" text:outline-level="1">Useful <text:span text:style-name="T5">tasks that can be done with a simple script</text:span></text:h>
      <text:h text:style-name="Heading_20_2" text:outline-level="2"><text:span text:style-name="T4">Tame some d</text:span>ata</text:h>
      <text:p text:style-name="P21">You have a great big file and need to pull out the useful bits.</text:p>
      <text:list xml:id="list2972644769" text:style-name="L5">
        <text:list-item>
          <text:p text:style-name="P17"><text:span text:style-name="T4">Open</text:span> <text:span text:style-name="T14">the</text:span> file</text:p>
        </text:list-item>
        <text:list-item>
          <text:p text:style-name="P17">Extract information from <text:span text:style-name="T4">one or more lines of what is read</text:span></text:p>
        </text:list-item>
        <text:list-item>
          <text:p text:style-name="P19">Do different things based on what is read</text:p>
        </text:list-item>
        <text:list-item>
          <text:p text:style-name="P19">Output the data in a useful format – <text:span text:style-name="T5">to the screen or to a new file</text:span></text:p>
        </text:list-item>
      </text:list>
      <text:h text:style-name="Heading_20_2" text:outline-level="2">Corral some files</text:h>
      <text:p text:style-name="P18"><text:span text:style-name="T5">Y</text:span>ou have a big bunch of files.</text:p>
      <text:list xml:id="list1246880703" text:style-name="L6">
        <text:list-item>
          <text:p text:style-name="P20">Based on something in the file name, you can rename or move the file</text:p>
        </text:list-item>
        <text:list-item>
          <text:p text:style-name="P23"><text:soft-page-break/>Based on something INSIDE the file you can do various things</text:p>
        </text:list-item>
        <text:list-item>
          <text:p text:style-name="P20">You can create directories and move files into them to deal with them more easily</text:p>
        </text:list-item>
      </text:list>
      <text:h text:style-name="P31" text:outline-level="2">Smooth <text:span text:style-name="T13">the </text:span>sheets – <text:span text:style-name="T13">the spreadsheets, that is</text:span></text:h>
      <text:p text:style-name="P21">Your data is scattered among lots of workbooks or tabs in a workbook.</text:p>
      <text:list xml:id="list483231559" text:style-name="L7">
        <text:list-item>
          <text:p text:style-name="P22">Your program can read all of them very quickly</text:p>
        </text:list-item>
        <text:list-item>
          <text:p text:style-name="P22"><text:span text:style-name="T10">Find the</text:span> data you’re interested in</text:p>
        </text:list-item>
        <text:list-item>
          <text:p text:style-name="P22">Combine related <text:span text:style-name="T10">information </text:span>from multiple sources</text:p>
        </text:list-item>
        <text:list-item>
          <text:p text:style-name="P22">Generate a brand new spreadsheet with the new information</text:p>
        </text:list-item>
      </text:list>
      <text:h text:style-name="Heading_20_2" text:outline-level="2">Other good practices</text:h>
      <text:p text:style-name="P21">Doc strings and comments – <text:span text:style-name="T6">we forget details after a short time</text:span></text:p>
      <text:p text:style-name="P21">Functions – each function solves a little problem</text:p>
      <text:p text:style-name="P24">Objects – another way of looking at problems</text:p>
      <text:p text:style-name="P21">Version control – <text:span text:style-name="T6">keep your stuff safe and look back to earlier states</text:span></text:p>
      <text:h text:style-name="Heading_20_1" text:outline-level="1">Where to start?</text:h>
      <text:p text:style-name="P24">Hello, World!</text:p>
      <text:p text:style-name="P27">First time at the gym:</text:p>
      <text:p text:style-name="P24"><text:tab/>Indentation <text:span text:style-name="T14">is critical in Python!</text:span></text:p>
      <text:p text:style-name="P24"><text:tab/>Variables <text:span text:style-name="T14">and key words</text:span></text:p>
      <text:p text:style-name="P24"><text:tab/><text:span text:style-name="T8">Types of data: </text:span>Strings, numbers</text:p>
      <text:p text:style-name="P24"><text:tab/><text:span text:style-name="T8">Collections of data: </text:span>Lists, <text:span text:style-name="T8">tuples,</text:span> dictionaries</text:p>
      <text:p text:style-name="P24"><text:tab/><text:span text:style-name="T7">Making decisions: i</text:span>f, <text:span text:style-name="T7">else, </text:span>and, or, not</text:p>
      <text:p text:style-name="P24"><text:tab/><text:span text:style-name="T8">Comparing things: same, more, less, bigger, smaller</text:span></text:p>
      <text:p text:style-name="P24"><text:tab/><text:span text:style-name="T7">Looping: for, while</text:span></text:p>
      <text:p text:style-name="P24"><text:tab/><text:span text:style-name="T7">Output: writing to screen or file, formatting</text:span></text:p>
      <text:p text:style-name="P24"><text:tab/><text:span text:style-name="T7">Input: open files, read data</text:span></text:p>
      <text:p text:style-name="P24"><text:tab/><text:span text:style-name="T8">Change data: search, find, substitute, sort, split, join</text:span></text:p>
      <text:p text:style-name="P24"><text:tab/><text:span text:style-name="T14">Functions: solve a problem once, and use the code many times</text:span></text:p>
      <text:p text:style-name="P24"><text:tab/><text:span text:style-name="T7">Not reinventing the wheel: importing and using library functions</text:span></text:p>
      <text:p text:style-name="P25"><text:soft-page-break/>Getting strong <text:span text:style-name="T14">now</text:span>:</text:p>
      <text:p text:style-name="P25"><text:tab/>List comprehension</text:p>
      <text:p text:style-name="P25"><text:tab/>Regular expressions</text:p>
      <text:p text:style-name="P25"><text:tab/><text:span text:style-name="T10">Loads of libraries</text:span></text:p>
      <text:p text:style-name="P25"><text:tab/><text:span text:style-name="T13">The PyCharm debugger</text:span></text:p>
      <text:p text:style-name="P25"><text:tab/><text:span text:style-name="T13">Python virtual environments</text:span></text:p>
      <text:p text:style-name="P25"><text:tab/><text:span text:style-name="T15">Making your own libraries of functions</text:span></text:p>
      <text:p text:style-name="P25"><text:tab/><text:span text:style-name="T13">Using version control</text:span></text:p>
      <text:p text:style-name="P27"><text:span text:style-name="T13">Eye of the Tiger</text:span>:</text:p>
      <text:p text:style-name="P25"><text:tab/><text:span text:style-name="T10">Data science</text:span></text:p>
      <text:p text:style-name="P25"><text:tab/><text:span text:style-name="T10">Visualization</text:span></text:p>
      <text:p text:style-name="P25"><text:tab/><text:span text:style-name="T10">Services and websi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4T10:34:41.112676501</meta:creation-date>
    <dc:date>2019-08-24T12:57:54.779232531</dc:date>
    <meta:editing-duration>PT22M51S</meta:editing-duration>
    <meta:editing-cycles>5</meta:editing-cycles>
    <meta:generator>LibreOffice/6.1.6.3$Linux_X86_64 LibreOffice_project/10$Build-3</meta:generator>
    <meta:document-statistic meta:table-count="0" meta:image-count="0" meta:object-count="0" meta:page-count="4" meta:paragraph-count="92" meta:word-count="853" meta:character-count="4807" meta:non-whitespace-character-count="4039"/>
  </office:meta>
</office:document-meta>
</file>